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1.8335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40">
      <style:table-cell-properties style:text-align-source="fix" style:repeat-content="false" fo:border="non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 style:data-style-name="N40">
      <style:table-cell-properties style:text-align-source="fix" style:repeat-content="false" fo:border="none"/>
      <style:paragraph-properties fo:text-align="start" fo:margin-left="0in"/>
    </style:style>
    <style:style style:name="ce5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40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40">
      <style:table-cell-properties fo:border-bottom="none" fo:border-left="0.06pt solid #000000" fo:border-right="0.06pt solid #000000" fo:border-top="none" style:vertical-align="top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default-cell-style-name="ce7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3">
          <table:table-cell table:number-columns-repeated="2"/>
          <table:table-cell office:value-type="string" calcext:value-type="string">
            <text:p>18-7-2015</text:p>
          </table:table-cell>
          <table:table-cell table:style-name="ce10" office:value-type="string" calcext:value-type="string">
            <text:p>19-7-2015</text:p>
          </table:table-cell>
          <table:table-cell table:style-name="ce10" office:value-type="string" calcext:value-type="string">
            <text:p>20-7-2014</text:p>
          </table:table-cell>
          <table:table-cell table:style-name="ce10" office:value-type="string" calcext:value-type="string">
            <text:p>21-7-2013</text:p>
          </table:table-cell>
          <table:table-cell table:style-name="ce10" office:value-type="string" calcext:value-type="string">
            <text:p>22-7-2013</text:p>
          </table:table-cell>
          <table:table-cell table:number-columns-repeated="2"/>
          <table:table-cell office:value-type="string" calcext:value-type="string">
            <text:p>max. time [m]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renas</text:p>
          </table:table-cell>
          <table:table-cell office:value-type="string" calcext:value-type="string">
            <text:p>Total [m]</text:p>
          </table:table-cell>
          <table:table-cell office:value-type="string" calcext:value-type="string">
            <text:p>Slots [½h]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RIP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J2]*[.K2]*[.L2]) / [.M2]" office:value-type="float" office:value="50" calcext:value-type="float">
            <text:p>50</text:p>
          </table:table-cell>
          <table:table-cell table:formula="of:=ROUNDUP([.N2]/30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IBOT </text:p>
          </table:table-cell>
        </table:table-row>
        <table:table-row table:style-name="ro3">
          <table:table-cell table:style-name="ce2" office:value-type="time" office:time-value="PT08H00M00S" calcext:value-type="time">
            <text:p>08:00</text:p>
          </table:table-cell>
          <table:table-cell table:style-name="ce6" table:formula="of:=[.A4]" office:value-type="time" office:time-value="PT08H30M00S" calcext:value-type="time">
            <text:p>08:30</text:p>
          </table:table-cell>
          <table:table-cell table:style-name="ce8"/>
          <table:table-cell table:number-columns-repeated="5"/>
          <table:table-cell office:value-type="string" calcext:value-type="string">
            <text:p>GPS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J3]*[.K3]*[.L3]) / [.M3]" office:value-type="float" office:value="240" calcext:value-type="float">
            <text:p>240</text:p>
          </table:table-cell>
          <table:table-cell table:formula="of:=ROUNDUP([.N3]/30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Aperture Robotics</text:p>
          </table:table-cell>
        </table:table-row>
        <table:table-row table:style-name="ro3">
          <table:table-cell table:style-name="ce2" office:value-type="time" office:time-value="PT08H30M00S" calcext:value-type="time">
            <text:p>08:30</text:p>
          </table:table-cell>
          <table:table-cell table:style-name="ce6" table:formula="of:=[.A5]" office:value-type="time" office:time-value="PT09H00M00S" calcext:value-type="time">
            <text:p>09:00</text:p>
          </table:table-cell>
          <table:table-cell table:style-name="ce8"/>
          <table:table-cell table:number-columns-repeated="5"/>
          <table:table-cell office:value-type="string" calcext:value-type="string">
            <text:p>Manip+obj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J4]*[.K4]*[.L4]) / [.M4]" office:value-type="float" office:value="90" calcext:value-type="float">
            <text:p>90</text:p>
          </table:table-cell>
          <table:table-cell table:formula="of:=ROUNDUP([.N4]/30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ARC-AUT</text:p>
          </table:table-cell>
        </table:table-row>
        <table:table-row table:style-name="ro3">
          <table:table-cell table:style-name="ce2" office:value-type="time" office:time-value="PT09H00M00S" calcext:value-type="time">
            <text:p>09:00</text:p>
          </table:table-cell>
          <table:table-cell table:style-name="ce6" table:formula="of:=[.A6]" office:value-type="time" office:time-value="PT09H30M00S" calcext:value-type="time">
            <text:p>09:30</text:p>
          </table:table-cell>
          <table:table-cell table:style-name="ce9"/>
          <table:table-cell office:value-type="string" calcext:value-type="string">
            <text:p>Speech Recog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Open</text:p>
          </table:table-cell>
          <table:table-cell table:number-columns-repeated="2"/>
          <table:table-cell office:value-type="string" calcext:value-type="string">
            <text:p>Navigatio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J5]*[.K5]*[.L5]) / [.M5]" office:value-type="float" office:value="150" calcext:value-type="float">
            <text:p>150</text:p>
          </table:table-cell>
          <table:table-cell table:formula="of:=ROUNDUP([.N5]/30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BahiaRT@Home</text:p>
          </table:table-cell>
        </table:table-row>
        <table:table-row table:style-name="ro3">
          <table:table-cell table:style-name="ce2" office:value-type="time" office:time-value="PT09H30M00S" calcext:value-type="time">
            <text:p>09:30</text:p>
          </table:table-cell>
          <table:table-cell table:style-name="ce6" table:formula="of:=[.A7]" office:value-type="time" office:time-value="PT10H00M00S" calcext:value-type="time">
            <text:p>10:00</text:p>
          </table:table-cell>
          <table:table-cell table:style-name="ce9"/>
          <table:table-cell office:value-type="string" calcext:value-type="string">
            <text:p>Speech Recog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Open</text:p>
          </table:table-cell>
          <table:table-cell table:number-columns-repeated="2"/>
          <table:table-cell office:value-type="string" calcext:value-type="string">
            <text:p>Person reco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J6]*[.K6]*[.L6]) / [.M6]" office:value-type="float" office:value="150" calcext:value-type="float">
            <text:p>150</text:p>
          </table:table-cell>
          <table:table-cell table:formula="of:=ROUNDUP([.N6]/30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ITAtHome</text:p>
          </table:table-cell>
        </table:table-row>
        <table:table-row table:style-name="ro3">
          <table:table-cell table:style-name="ce2" office:value-type="time" office:time-value="PT10H00M00S" calcext:value-type="time">
            <text:p>10:00</text:p>
          </table:table-cell>
          <table:table-cell table:style-name="ce6" table:formula="of:=[.A8]" office:value-type="time" office:time-value="PT10H30M00S" calcext:value-type="time">
            <text:p>10:30</text:p>
          </table:table-cell>
          <table:table-cell table:style-name="ce8"/>
          <table:table-cell office:value-type="string" calcext:value-type="string">
            <text:p>Speech Recog</text:p>
          </table:table-cell>
          <table:table-cell office:value-type="string" calcext:value-type="string">
            <text:p>Navigation</text:p>
          </table:table-cell>
          <table:table-cell table:number-columns-repeated="3"/>
          <table:table-cell office:value-type="string" calcext:value-type="string">
            <text:p>RoboZoo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office:annotation draw:style-name="gr1" draw:text-style-name="P1" svg:width="1.1413in" svg:height="0.2346in" svg:x="10.1602in" svg:y="0.476in" draw:caption-point-x="-0.2402in" draw:caption-point-y="0.5945in">
              <dc:date>2015-04-21T00:00:00</dc:date>
              <text:p text:style-name="P1"><text:span text:style-name="T1">Parallel</text:span></text:p>
            </office:annotation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J7]*[.K7]*[.L7]) / [.M7]" office:value-type="float" office:value="60" calcext:value-type="float">
            <text:p>60</text:p>
          </table:table-cell>
          <table:table-cell table:formula="of:=ROUNDUP([.N7]/30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C.E.S.A.R-VOXAR Labs</text:p>
          </table:table-cell>
        </table:table-row>
        <table:table-row table:style-name="ro3">
          <table:table-cell table:style-name="ce2" office:value-type="time" office:time-value="PT10H30M00S" calcext:value-type="time">
            <text:p>10:30</text:p>
          </table:table-cell>
          <table:table-cell table:style-name="ce6" table:formula="of:=[.A9]" office:value-type="time" office:time-value="PT11H00M00S" calcext:value-type="time">
            <text:p>11:00</text:p>
          </table:table-cell>
          <table:table-cell table:style-name="ce8"/>
          <table:table-cell office:value-type="string" calcext:value-type="string">
            <text:p>Speech Recog</text:p>
          </table:table-cell>
          <table:table-cell office:value-type="string" calcext:value-type="string">
            <text:p>Navigation</text:p>
          </table:table-cell>
          <table:table-cell table:number-columns-repeated="3"/>
          <table:table-cell office:value-type="string" calcext:value-type="string">
            <text:p>Speech reco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J8]*[.K8]*[.L8]) / [.M8]" office:value-type="float" office:value="150" calcext:value-type="float">
            <text:p>150</text:p>
          </table:table-cell>
          <table:table-cell table:formula="of:=ROUNDUP([.N8]/30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demura.net</text:p>
          </table:table-cell>
        </table:table-row>
        <table:table-row table:style-name="ro3">
          <table:table-cell table:style-name="ce2" office:value-type="time" office:time-value="PT11H00M00S" calcext:value-type="time">
            <text:p>11:00</text:p>
          </table:table-cell>
          <table:table-cell table:style-name="ce6" table:formula="of:=[.A10]" office:value-type="time" office:time-value="PT11H30M00S" calcext:value-type="time">
            <text:p>11:30</text:p>
          </table:table-cell>
          <table:table-cell table:style-name="ce8"/>
          <table:table-cell office:value-type="string" calcext:value-type="string">
            <text:p>Speech Recog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RoboNurs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J9]*[.K9]*[.L9]) / [.M9]" office:value-type="float" office:value="35" calcext:value-type="float">
            <text:p>35</text:p>
          </table:table-cell>
          <table:table-cell table:formula="of:=ROUNDUP([.N9]/30)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eR@sers</text:p>
          </table:table-cell>
        </table:table-row>
        <table:table-row table:style-name="ro3">
          <table:table-cell table:style-name="ce2" office:value-type="time" office:time-value="PT11H30M00S" calcext:value-type="time">
            <text:p>11:30</text:p>
          </table:table-cell>
          <table:table-cell table:style-name="ce6" table:formula="of:=[.A11]" office:value-type="time" office:time-value="PT12H00M00S" calcext:value-type="time">
            <text:p>12:00</text:p>
          </table:table-cell>
          <table:table-cell table:style-name="ce8"/>
          <table:table-cell table:number-columns-repeated="2"/>
          <table:table-cell office:value-type="string" calcext:value-type="string">
            <text:p>RoboNurs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Restauran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J10]*[.K10]*[.L10]) / [.M10]" office:value-type="float" office:value="100" calcext:value-type="float">
            <text:p>100</text:p>
          </table:table-cell>
          <table:table-cell table:formula="of:=ROUNDUP([.N10]/30)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Golem</text:p>
          </table:table-cell>
        </table:table-row>
        <table:table-row table:style-name="ro3">
          <table:table-cell table:style-name="ce2" office:value-type="time" office:time-value="PT12H00M00S" calcext:value-type="time">
            <text:p>12:00</text:p>
          </table:table-cell>
          <table:table-cell table:style-name="ce6" table:formula="of:=[.A12]" office:value-type="time" office:time-value="PT12H30M00S" calcext:value-type="time">
            <text:p>12:30</text:p>
          </table:table-cell>
          <table:table-cell table:style-name="ce8"/>
          <table:table-cell/>
          <table:table-cell office:value-type="string" calcext:value-type="string">
            <text:p>RoboZoo</text:p>
          </table:table-cell>
          <table:table-cell table:number-columns-repeated="3"/>
          <table:table-cell office:value-type="string" calcext:value-type="string">
            <text:p>RoboNur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J11]*[.K11]*[.L11]) / [.M11]" office:value-type="float" office:value="50" calcext:value-type="float">
            <text:p>50</text:p>
          </table:table-cell>
          <table:table-cell table:formula="of:=ROUNDUP([.N11]/30)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homer@UniKoblenz</text:p>
          </table:table-cell>
        </table:table-row>
        <table:table-row table:style-name="ro3">
          <table:table-cell table:style-name="ce2" office:value-type="time" office:time-value="PT12H30M00S" calcext:value-type="time">
            <text:p>12:30</text:p>
          </table:table-cell>
          <table:table-cell table:style-name="ce6" table:formula="of:=[.A13]" office:value-type="time" office:time-value="PT13H00M00S" calcext:value-type="time">
            <text:p>13:00</text:p>
          </table:table-cell>
          <table:table-cell table:style-name="ce8"/>
          <table:table-cell office:value-type="string" calcext:value-type="string">
            <text:p>Person recog</text:p>
          </table:table-cell>
          <table:table-cell office:value-type="string" calcext:value-type="string">
            <text:p>RoboZoo</text:p>
          </table:table-cell>
          <table:table-cell table:number-columns-repeated="3"/>
          <table:table-cell office:value-type="string" calcext:value-type="string">
            <text:p>Wake-me-u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J12]*[.K12]*[.L12]) / [.M12]" office:value-type="float" office:value="50" calcext:value-type="float">
            <text:p>50</text:p>
          </table:table-cell>
          <table:table-cell table:formula="of:=ROUNDUP([.N12]/30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JiaoLong</text:p>
          </table:table-cell>
        </table:table-row>
        <table:table-row table:style-name="ro3">
          <table:table-cell table:style-name="ce2" office:value-type="time" office:time-value="PT13H00M00S" calcext:value-type="time">
            <text:p>13:00</text:p>
          </table:table-cell>
          <table:table-cell table:style-name="ce6" table:formula="of:=[.A14]" office:value-type="time" office:time-value="PT13H30M00S" calcext:value-type="time">
            <text:p>13:30</text:p>
          </table:table-cell>
          <table:table-cell table:style-name="ce8"/>
          <table:table-cell office:value-type="string" calcext:value-type="string">
            <text:p>Person recog</text:p>
          </table:table-cell>
          <table:table-cell/>
          <table:table-cell office:value-type="string" calcext:value-type="string">
            <text:p>Wake-me-up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J13]*[.K13]*[.L13]) / [.M13]" office:value-type="float" office:value="50" calcext:value-type="float">
            <text:p>50</text:p>
          </table:table-cell>
          <table:table-cell table:formula="of:=ROUNDUP([.N13]/30)"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KameRider</text:p>
          </table:table-cell>
        </table:table-row>
        <table:table-row table:style-name="ro3">
          <table:table-cell table:style-name="ce2" office:value-type="time" office:time-value="PT13H30M00S" calcext:value-type="time">
            <text:p>13:30</text:p>
          </table:table-cell>
          <table:table-cell table:style-name="ce6" table:formula="of:=[.A15]" office:value-type="time" office:time-value="PT14H00M00S" calcext:value-type="time">
            <text:p>14:00</text:p>
          </table:table-cell>
          <table:table-cell table:style-name="ce8"/>
          <table:table-cell office:value-type="string" calcext:value-type="string">
            <text:p>Person recog</text:p>
          </table:table-cell>
          <table:table-cell/>
          <table:table-cell office:value-type="string" calcext:value-type="string">
            <text:p>Wake-me-up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MT2015</text:p>
          </table:table-cell>
        </table:table-row>
        <table:table-row table:style-name="ro3">
          <table:table-cell table:style-name="ce2" office:value-type="time" office:time-value="PT14H00M00S" calcext:value-type="time">
            <text:p>14:00</text:p>
          </table:table-cell>
          <table:table-cell table:style-name="ce6" table:formula="of:=[.A16]" office:value-type="time" office:time-value="PT14H30M00S" calcext:value-type="time">
            <text:p>14:30</text:p>
          </table:table-cell>
          <table:table-cell table:style-name="ce8"/>
          <table:table-cell office:value-type="string" calcext:value-type="string">
            <text:p>Person recog</text:p>
          </table:table-cell>
          <table:table-cell office:value-type="string" calcext:value-type="string">
            <text:p>GPSR</text:p>
          </table:table-cell>
          <table:table-cell table:number-columns-repeated="4"/>
          <table:table-cell table:formula="of:=SUM([.J3:.J13])" office:value-type="float" office:value="133" calcext:value-type="float">
            <text:p>133</text:p>
          </table:table-cell>
          <table:table-cell table:number-columns-repeated="3"/>
          <table:table-cell table:formula="of:=SUM([.N2:.N13])" office:value-type="float" office:value="1175" calcext:value-type="float">
            <text:p>1175</text:p>
          </table:table-cell>
          <table:table-cell table:formula="of:=SUM([.O2:.O13])" office:value-type="float" office:value="42" calcext:value-type="float">
            <text:p>4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NimbRo@Home</text:p>
          </table:table-cell>
        </table:table-row>
        <table:table-row table:style-name="ro3">
          <table:table-cell table:style-name="ce2" office:value-type="time" office:time-value="PT14H30M00S" calcext:value-type="time">
            <text:p>14:30</text:p>
          </table:table-cell>
          <table:table-cell table:style-name="ce6" table:formula="of:=[.A17]" office:value-type="time" office:time-value="PT15H00M00S" calcext:value-type="time">
            <text:p>15:00</text:p>
          </table:table-cell>
          <table:table-cell table:style-name="ce8"/>
          <table:table-cell office:value-type="string" calcext:value-type="string">
            <text:p>Person recog</text:p>
          </table:table-cell>
          <table:table-cell office:value-type="string" calcext:value-type="string">
            <text:p>GPSR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Pumas</text:p>
          </table:table-cell>
        </table:table-row>
        <table:table-row table:style-name="ro3">
          <table:table-cell table:style-name="ce2" office:value-type="time" office:time-value="PT15H00M00S" calcext:value-type="time">
            <text:p>15:00</text:p>
          </table:table-cell>
          <table:table-cell table:style-name="ce6" table:formula="of:=[.A18]" office:value-type="time" office:time-value="PT15H30M00S" calcext:value-type="time">
            <text:p>15:30</text:p>
          </table:table-cell>
          <table:table-cell table:style-name="ce8"/>
          <table:table-cell/>
          <table:table-cell office:value-type="string" calcext:value-type="string">
            <text:p>GPSR</text:p>
          </table:table-cell>
          <table:table-cell office:value-type="string" calcext:value-type="string">
            <text:p>Restaurant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Sun@Home</text:p>
          </table:table-cell>
        </table:table-row>
        <table:table-row table:style-name="ro3">
          <table:table-cell table:style-name="ce2" office:value-type="time" office:time-value="PT15H30M00S" calcext:value-type="time">
            <text:p>15:30</text:p>
          </table:table-cell>
          <table:table-cell table:style-name="ce6" table:formula="of:=[.A19]" office:value-type="time" office:time-value="PT16H00M00S" calcext:value-type="time">
            <text:p>16:00</text:p>
          </table:table-cell>
          <table:table-cell table:style-name="ce8"/>
          <table:table-cell/>
          <table:table-cell office:value-type="string" calcext:value-type="string">
            <text:p>GPSR</text:p>
          </table:table-cell>
          <table:table-cell office:value-type="string" calcext:value-type="string">
            <text:p>Restaurant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Tech United Eindhoven</text:p>
          </table:table-cell>
        </table:table-row>
        <table:table-row table:style-name="ro3">
          <table:table-cell table:style-name="ce2" office:value-type="time" office:time-value="PT16H00M00S" calcext:value-type="time">
            <text:p>16:00</text:p>
          </table:table-cell>
          <table:table-cell table:style-name="ce6" table:formula="of:=[.A20]" office:value-type="time" office:time-value="PT16H30M00S" calcext:value-type="time">
            <text:p>16:30</text:p>
          </table:table-cell>
          <table:table-cell table:style-name="ce9" office:value-type="string" calcext:value-type="string">
            <text:p>Robot Inspec.</text:p>
          </table:table-cell>
          <table:table-cell office:value-type="string" calcext:value-type="string">
            <text:p>Manip+obj</text:p>
          </table:table-cell>
          <table:table-cell office:value-type="string" calcext:value-type="string">
            <text:p>GPSR</text:p>
          </table:table-cell>
          <table:table-cell office:value-type="string" calcext:value-type="string">
            <text:p>Restaurant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ToBI (Team of Bielefeld)</text:p>
          </table:table-cell>
        </table:table-row>
        <table:table-row table:style-name="ro3">
          <table:table-cell table:style-name="ce2" office:value-type="time" office:time-value="PT16H30M00S" calcext:value-type="time">
            <text:p>16:30</text:p>
          </table:table-cell>
          <table:table-cell table:style-name="ce6" table:formula="of:=[.A21]" office:value-type="time" office:time-value="PT17H00M00S" calcext:value-type="time">
            <text:p>17:00</text:p>
          </table:table-cell>
          <table:table-cell table:style-name="ce9" office:value-type="string" calcext:value-type="string">
            <text:p>Robot Inspec.</text:p>
          </table:table-cell>
          <table:table-cell office:value-type="string" calcext:value-type="string">
            <text:p>Manip+obj</text:p>
          </table:table-cell>
          <table:table-cell office:value-type="string" calcext:value-type="string">
            <text:p>GPSR</text:p>
          </table:table-cell>
          <table:table-cell office:value-type="string" calcext:value-type="string">
            <text:p>Restaurant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Uchile HomeBreakers</text:p>
          </table:table-cell>
        </table:table-row>
        <table:table-row table:style-name="ro3">
          <table:table-cell table:style-name="ce2" office:value-type="time" office:time-value="PT17H00M00S" calcext:value-type="time">
            <text:p>17:00</text:p>
          </table:table-cell>
          <table:table-cell table:style-name="ce6" table:formula="of:=[.A22]" office:value-type="time" office:time-value="PT17H30M00S" calcext:value-type="time">
            <text:p>17:30</text:p>
          </table:table-cell>
          <table:table-cell/>
          <table:table-cell office:value-type="string" calcext:value-type="string">
            <text:p>Manip+obj</text:p>
          </table:table-cell>
          <table:table-cell office:value-type="string" calcext:value-type="string">
            <text:p>GPSR</text:p>
          </table:table-cell>
          <table:table-cell table:style-name="Default"/>
          <table:table-cell table:number-columns-repeated="10"/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WrightEagle@Home</text:p>
          </table:table-cell>
        </table:table-row>
        <table:table-row table:style-name="ro3">
          <table:table-cell table:style-name="ce2" office:value-type="time" office:time-value="PT17H30M00S" calcext:value-type="time">
            <text:p>17:30</text:p>
          </table:table-cell>
          <table:table-cell table:style-name="ce6" table:formula="of:=[.A23]" office:value-type="time" office:time-value="PT18H00M00S" calcext:value-type="time">
            <text:p>18:00</text:p>
          </table:table-cell>
          <table:table-cell table:style-name="ce9"/>
          <table:table-cell/>
          <table:table-cell office:value-type="string" calcext:value-type="string">
            <text:p>GPSR</text:p>
          </table:table-cell>
          <table:table-cell table:number-columns-repeated="13"/>
        </table:table-row>
        <table:table-row table:style-name="ro3">
          <table:table-cell table:style-name="ce2" office:value-type="time" office:time-value="PT18H00M00S" calcext:value-type="time">
            <text:p>18:00</text:p>
          </table:table-cell>
          <table:table-cell table:style-name="ce6" table:formula="of:=[.A24]" office:value-type="time" office:time-value="PT18H30M00S" calcext:value-type="time">
            <text:p>18:30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2" office:value-type="time" office:time-value="PT18H30M00S" calcext:value-type="time">
            <text:p>18:30</text:p>
          </table:table-cell>
          <table:table-cell table:style-name="ce6" table:formula="of:=[.A25]" office:value-type="time" office:time-value="PT19H00M00S" calcext:value-type="time">
            <text:p>19:00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2" office:value-type="time" office:time-value="PT19H00M00S" calcext:value-type="time">
            <text:p>19:00</text:p>
          </table:table-cell>
          <table:table-cell table:style-name="ce6" table:formula="of:=[.A26]" office:value-type="time" office:time-value="PT19H30M00S" calcext:value-type="time">
            <text:p>19:30</text:p>
          </table:table-cell>
          <table:table-cell table:style-name="ce9" office:value-type="string" calcext:value-type="string">
            <text:p>Poster session</text:p>
          </table:table-cell>
          <table:table-cell table:number-columns-repeated="15"/>
        </table:table-row>
        <table:table-row table:style-name="ro3">
          <table:table-cell table:style-name="ce2" office:value-type="time" office:time-value="PT19H30M00S" calcext:value-type="time">
            <text:p>19:30</text:p>
          </table:table-cell>
          <table:table-cell table:style-name="ce6" table:formula="of:=[.A27]" office:value-type="time" office:time-value="PT20H00M00S" calcext:value-type="time">
            <text:p>20:00</text:p>
          </table:table-cell>
          <table:table-cell table:style-name="ce9" office:value-type="string" calcext:value-type="string">
            <text:p>Poster session</text:p>
          </table:table-cell>
          <table:table-cell table:number-columns-repeated="15"/>
        </table:table-row>
        <table:table-row table:style-name="ro3">
          <table:table-cell table:style-name="ce2" office:value-type="time" office:time-value="PT20H00M00S" calcext:value-type="time">
            <text:p>20:00</text:p>
          </table:table-cell>
          <table:table-cell table:style-name="ce6" table:formula="of:=[.A28]" office:value-type="time" office:time-value="PT20H30M00S" calcext:value-type="time">
            <text:p>20:30</text:p>
          </table:table-cell>
          <table:table-cell table:style-name="ce9" office:value-type="string" calcext:value-type="string">
            <text:p>Reception</text:p>
          </table:table-cell>
          <table:table-cell table:number-columns-repeated="3" office:value-type="string" calcext:value-type="string">
            <text:p>Team leaders</text:p>
          </table:table-cell>
          <table:table-cell table:number-columns-repeated="12"/>
        </table:table-row>
        <table:table-row table:style-name="ro3">
          <table:table-cell table:style-name="ce2" office:value-type="time" office:time-value="PT20H30M00S" calcext:value-type="time">
            <text:p>20:30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9" office:value-type="string" calcext:value-type="string">
            <text:p>Reception</text:p>
          </table:table-cell>
          <table:table-cell table:number-columns-repeated="3" office:value-type="string" calcext:value-type="string">
            <text:p>Team leaders</text:p>
          </table:table-cell>
          <table:table-cell table:number-columns-repeated="12"/>
        </table:table-row>
        <table:table-row table:style-name="ro3">
          <table:table-cell table:style-name="ce3"/>
          <table:table-cell table:style-name="ce6"/>
          <table:table-cell table:style-name="ce9"/>
          <table:table-cell table:number-columns-repeated="15"/>
        </table:table-row>
        <table:table-row table:style-name="ro3">
          <table:table-cell table:style-name="ce4"/>
          <table:table-cell table:style-name="ce6"/>
          <table:table-cell table:number-columns-repeated="16"/>
        </table:table-row>
        <table:table-row table:style-name="ro3" table:number-rows-repeated="1048545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110" number:language="en" number:country="GB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04:05:30.678347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Y </meta:initial-creator>
    <meta:creation-date>2015-06-17T10:02:33</meta:creation-date>
    <dc:date>2015-07-16T04:06:52.840250050</dc:date>
    <meta:editing-duration>PT47M5S</meta:editing-duration>
    <meta:editing-cycles>7</meta:editing-cycles>
    <meta:generator>LibreOffice/4.2.8.2$Linux_x86 LibreOffice_project/420m0$Build-2</meta:generator>
    <meta:document-statistic meta:table-count="3" meta:cell-count="249" meta:object-count="0"/>
  </office:meta>
</office:document-meta>
</file>